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2b9fd" officeooo:paragraph-rsid="0002b9fd" style:font-size-asian="13pt" style:font-size-complex="13pt"/>
    </style:style>
    <style:style style:name="P2" style:family="paragraph" style:parent-style-name="Standard">
      <style:text-properties fo:font-size="13pt" officeooo:rsid="00048d2a" officeooo:paragraph-rsid="00052428" style:font-size-asian="13pt" style:font-size-complex="13pt"/>
    </style:style>
    <style:style style:name="P3" style:family="paragraph" style:parent-style-name="Standard">
      <style:text-properties fo:font-size="13pt" officeooo:rsid="001017d0" officeooo:paragraph-rsid="0002b9fd" style:font-size-asian="13pt" style:font-size-complex="13pt"/>
    </style:style>
    <style:style style:name="P4" style:family="paragraph" style:parent-style-name="Standard">
      <style:text-properties fo:font-size="13pt" officeooo:rsid="00052428" officeooo:paragraph-rsid="00052428" style:font-size-asian="13pt" style:font-size-complex="13pt"/>
    </style:style>
    <style:style style:name="P5" style:family="paragraph" style:parent-style-name="Standard">
      <style:text-properties fo:font-size="13pt" officeooo:rsid="0013b8f2" officeooo:paragraph-rsid="0013b8f2" style:font-size-asian="13pt" style:font-size-complex="13pt"/>
    </style:style>
    <style:style style:name="P6" style:family="paragraph" style:parent-style-name="Standard">
      <style:text-properties style:text-position="0% 100%" fo:font-size="13pt" style:text-underline-style="solid" style:text-underline-width="auto" style:text-underline-color="font-color" fo:font-weight="bold" officeooo:rsid="00048d2a" officeooo:paragraph-rsid="00052428" style:font-size-asian="13pt" style:font-weight-asian="bold" style:font-size-complex="13pt" style:font-weight-complex="bold"/>
    </style:style>
    <style:style style:name="P7" style:family="paragraph" style:parent-style-name="Footer">
      <style:text-properties officeooo:rsid="001017d0" officeooo:paragraph-rsid="001017d0"/>
    </style:style>
    <style:style style:name="P8" style:family="paragraph" style:parent-style-name="Standard" style:list-style-name="L1">
      <style:text-properties fo:font-size="13pt" style:text-underline-style="solid" style:text-underline-width="auto" style:text-underline-color="font-color" officeooo:rsid="00048d2a" officeooo:paragraph-rsid="00048d2a" style:font-size-asian="13pt" style:font-size-complex="13pt"/>
    </style:style>
    <style:style style:name="P9" style:family="paragraph" style:parent-style-name="Standard" style:list-style-name="L1">
      <style:text-properties fo:font-size="13pt" style:text-underline-style="none" officeooo:rsid="00052428" officeooo:paragraph-rsid="00052428" style:font-size-asian="13pt" style:font-size-complex="13pt"/>
    </style:style>
    <style:style style:name="P10" style:family="paragraph" style:parent-style-name="Standard" style:list-style-name="L1">
      <style:text-properties fo:font-size="13pt" officeooo:rsid="0002b9fd" officeooo:paragraph-rsid="0002b9fd" style:font-size-asian="13pt" style:font-size-complex="13pt"/>
    </style:style>
    <style:style style:name="P11" style:family="paragraph" style:parent-style-name="Standard" style:list-style-name="L1">
      <style:text-properties fo:font-size="13pt" officeooo:rsid="000badc8" officeooo:paragraph-rsid="000badc8" style:font-size-asian="13pt" style:font-size-complex="13pt"/>
    </style:style>
    <style:style style:name="P12" style:family="paragraph">
      <style:text-properties fo:font-size="12pt"/>
    </style:style>
    <style:style style:name="T1" style:family="text">
      <style:text-properties officeooo:rsid="00048d2a"/>
    </style:style>
    <style:style style:name="T2" style:family="text">
      <style:text-properties officeooo:rsid="0012a0d8"/>
    </style:style>
    <style:style style:name="T3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6929in" fo:min-width="1.1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228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5209in" fo:min-width="0.1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4472in" fo:min-width="0.0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3835in" fo:min-width="0.0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6972in" fo:min-width="1.9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9047in" fo:min-width="1.9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4472in" fo:min-width="0.0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3925in" fo:min-width="0.0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1571in" fo:min-width="2.0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8335in" fo:min-width="1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0429in" fo:min-width="1.3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0528in" fo:min-width="1.8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7154in" fo:min-width="1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5744in" fo:min-width="0.0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8646in" fo:min-width="2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3807in" fo:min-width="1.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0835in" fo:min-width="1.6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739in" fo:min-width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ustom-shape text:anchor-type="paragraph" draw:z-index="0" draw:name="Shape1" draw:style-name="gr1" svg:width="1.615in" svg:height="0.9795in" svg:x="4.8673in" svg:y="-0.7138in"><text:p><text:s text:c="6"/>College </text:p><text:p><text:s text:c="4"/>applica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COLLEGE APPLICATION</text:p>
      <text:list xml:id="list525685975" text:style-name="L1">
        <text:list-header>
          <text:p text:style-name="P8"><draw:custom-shape text:anchor-type="paragraph" draw:z-index="3" draw:name="Shape2" draw:style-name="gr4" svg:width="0.115in" svg:height="0.5106in" svg:x="5.6173in" svg:y="0.057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Process</text:p>
        </text:list-header>
        <text:list-item>
          <text:p text:style-name="P9">apply</text:p>
        </text:list-item>
        <text:list-item>
          <text:p text:style-name="P10"><draw:custom-shape text:anchor-type="paragraph" draw:z-index="13" draw:name="Shape9" draw:style-name="gr13" svg:width="1.9169in" svg:height="1.1669in" svg:x="4.8571in" svg:y="0.1571in"><text:p><text:s text:c="15"/>appl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ubmission</text:p>
        </text:list-item>
        <text:list-item>
          <text:p text:style-name="P10"><draw:custom-shape text:anchor-type="paragraph" draw:z-index="1" draw:name="Shape3" draw:style-name="gr2" svg:width="0.0012in" svg:height="0.0315in" svg:x="4.6484in" svg:y="0.1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Shortlisted</text:p>
        </text:list-item>
        <text:list-item>
          <text:p text:style-name="P10">Interview</text:p>
        </text:list-item>
        <text:list-item>
          <text:p text:style-name="P11">confirmation</text:p>
        </text:list-item>
        <text:list-item>
          <text:p text:style-name="P10">Admitted</text:p>
          <text:p text:style-name="P10"/>
        </text:list-item>
      </text:list>
      <text:p text:style-name="P1"><draw:custom-shape text:anchor-type="paragraph" draw:z-index="8" draw:name="Shape11" draw:style-name="gr9" svg:width="0.115in" svg:height="0.448in" svg:x="5.6071in" svg:y="0.09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text:span text:style-name="T1">funtion getcollegeApplication(apply submission interview){</text:span></text:p>
      <text:p text:style-name="P4"><draw:custom-shape text:anchor-type="paragraph" draw:z-index="6" draw:name="Shape8" draw:style-name="gr7" draw:text-style-name="P12" svg:width="2.0441in" svg:height="1.0024in" svg:x="4.6591in" svg:y="0.1228in"><text:p><text:span text:style-name="T3"><text:s text:c="15"/></text:span><text:span text:style-name="T3">submis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8" draw:style-name="gr7" draw:text-style-name="P12" svg:width="2.0441in" svg:height="1.0024in" svg:x="4.6591in" svg:y="0.1228in"><text:p><text:span text:style-name="T3"><text:s text:c="15"/></text:span><text:span text:style-name="T3">submis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pan text:style-name="T2">var apply=getApplication()</text:span></text:p>
      <text:p text:style-name="P5">function getCollegeApplication()</text:p>
      <text:p text:style-name="P5">var interview=admitted</text:p>
      <text:p text:style-name="P5">else{</text:p>
      <text:p text:style-name="P5">not confirmed=not admitted</text:p>
      <text:p text:style-name="P5"><draw:custom-shape text:anchor-type="paragraph" draw:z-index="7" draw:name="Shape2" draw:style-name="gr8" svg:width="0.1043in" svg:height="0.5106in" svg:x="5.6693in" svg:y="0.138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}</text:p>
      <text:p text:style-name="P2"/>
      <text:p text:style-name="P2"/>
      <text:p text:style-name="P2"><draw:custom-shape text:anchor-type="paragraph" draw:z-index="5" draw:name="Shape8" draw:style-name="gr6" draw:text-style-name="P12" svg:width="2.0433in" svg:height="0.7724in" svg:x="4.7634in" svg:y="0.0366in"><text:p><text:span text:style-name="T3"><text:s text:c="16"/></text:span><text:span text:style-name="T3">shortlist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18" draw:name="Shape16" draw:style-name="gr18" svg:width="1.9378in" svg:height="0.1669in" svg:x="2.8673in" svg:y="5.1047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7" draw:name="Shape7" draw:style-name="gr17" svg:width="2.1252in" svg:height="0.6043in" svg:x="4.7425in" svg:y="1.1047in"><text:p><text:s text:c="11"/>interview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6" draw:name="Shape15" draw:style-name="gr16" svg:width="2.2606in" svg:height="0.865in" svg:x="4.8047in" svg:y="4.5528in"><text:p><text:s text:c="6"/>No Admission?</text:p><draw:enhanced-geometry svg:viewBox="0 0 21600 21600" draw:type="rectangle" draw:enhanced-path="M 0 0 L 21600 0 21600 21600 0 21600 0 0 Z N"/></draw:custom-shape><draw:custom-shape text:anchor-type="paragraph" draw:z-index="15" draw:name="Shape12" draw:style-name="gr15" svg:width="0.1043in" svg:height="0.6567in" svg:x="5.7839in" svg:y="3.9165in"><text:p>No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13" draw:style-name="gr14" svg:width="1.4276in" svg:height="1.0114in" svg:x="1.4402in" svg:y="4.6354in"><text:p><text:s text:c="3"/>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4" draw:style-name="gr12" svg:width="1.5516in" svg:height="0.0858in" svg:x="3.1598in" svg:y="3.0402in"><text:p>yes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4" draw:style-name="gr11" svg:width="2.2398in" svg:height="1.6661in" svg:x="4.711in" svg:y="2.2508in"><text:p>Was the confirmation </text:p><text:p>done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" draw:name="Shape6" draw:style-name="gr10" draw:text-style-name="P12" svg:width="2.0323in" svg:height="1.1571in" svg:x="1.1071in" svg:y="2.6035in"><text:p><text:span text:style-name="T3"><text:s text:c="18"/></text:span><text:span text:style-name="T3">admission</text:span></text:p><draw:enhanced-geometry svg:viewBox="0 0 21600 21600" draw:type="rectangle" draw:enhanced-path="M 0 0 L 21600 0 21600 21600 0 21600 0 0 Z N"/></draw:custom-shape><draw:custom-shape text:anchor-type="paragraph" draw:z-index="4" draw:name="Shape10" draw:style-name="gr5" draw:text-style-name="P12" svg:width="0.0933in" svg:height="0.4378in" svg:x="5.7744in" svg:y="0.65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Shape5" draw:style-name="gr3" draw:text-style-name="P12" svg:width="0.115in" svg:height="0.5213in" svg:x="5.7661in" svg:y="1.7193in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Shape17" draw:style-name="gr19" svg:width="0.1567in" svg:height="0.8441in" svg:x="2.0547in" svg:y="3.812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017d0" officeooo:paragraph-rsid="001017d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1:58:10.637931980</meta:creation-date>
    <meta:editing-duration>PT33M41S</meta:editing-duration>
    <meta:editing-cycles>7</meta:editing-cycles>
    <meta:generator>LibreOffice/5.3.1.2$Linux_X86_64 LibreOffice_project/30m0$Build-2</meta:generator>
    <dc:date>2020-03-04T23:28:25.643480784</dc:date>
    <meta:document-statistic meta:table-count="0" meta:image-count="0" meta:object-count="0" meta:page-count="1" meta:paragraph-count="16" meta:word-count="32" meta:character-count="261" meta:non-whitespace-character-count="250"/>
  </office:meta>
</office:document-meta>
</file>